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/>
    </style:style>
    <style:style style:name="ce1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Consola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nsolas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/>
    </style:style>
    <style:style style:name="ce7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8"/>
        <table:table-column table:style-name="co4" table:default-cell-style-name="ce17"/>
        <table:table-column table:style-name="co5" table:default-cell-style-name="ce10"/>
        <table:table-column table:style-name="co3" table:default-cell-style-name="ce28"/>
        <table:table-column table:style-name="co6" table:default-cell-style-name="ce38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59" office:value-type="string" calcext:value-type="string" table:number-columns-spanned="1" table:number-rows-spanned="10">
            <text:p>kernel</text:p>
          </table:table-cell>
          <table:table-cell table:style-name="ce67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4KB</text:p>
          </table:table-cell>
          <table:table-cell table:style-name="ce2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25" office:value-type="string" calcext:value-type="string" table:number-columns-spanned="1" table:number-rows-spanned="3">
            <text:p>Guard Page</text:p>
          </table:table-cell>
          <table:table-cell table:style-name="ce68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table:style-name="ce18"/>
          <table:table-cell table:style-name="ce20"/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13">
            <text:p>128KB</text:p>
          </table:table-cell>
          <table:table-cell table:style-name="ce26" office:value-type="string" calcext:value-type="string" table:number-columns-spanned="1" table:number-rows-spanned="13">
            <text:p>1. Boot1 </text:p>
            <text:p>2. Kernel stack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26" office:value-type="string" calcext:value-type="string" table:number-columns-spanned="1" table:number-rows-spanned="23">
            <text:p>Kernel Stack</text:p>
          </table:table-cell>
          <table:table-cell table:style-name="ce11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6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26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5" office:value-type="float" office:value="512" calcext:value-type="float">
            <text:p>512</text:p>
          </table:table-cell>
          <table:table-cell table:style-name="ce34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4KB</text:p>
          </table:table-cell>
          <table:table-cell table:style-name="ce26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 office:value-type="string" calcext:value-type="string">
            <text:p>6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13KB</text:p>
          </table:table-cell>
          <table:table-cell table:style-name="ce34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2KB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table:style-name="ce11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26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5">
            <text:p>4KB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table:style-name="ce71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1" table:number-rows-spanned="4">
            <text:p>2KB</text:p>
          </table:table-cell>
          <table:table-cell table:style-name="ce42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63" office:value-type="string" calcext:value-type="string" table:number-columns-spanned="1" table:number-rows-spanned="4">
            <text:p>IDT</text:p>
          </table:table-cell>
          <table:table-cell table:style-name="ce72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43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15"/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43"/>
          <table:table-cell table:style-name="ce49"/>
          <table:table-cell table:style-name="ce52"/>
          <table:table-cell table:style-name="ce43"/>
          <table:table-cell table:style-name="ce15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43"/>
          <table:table-cell table:style-name="ce49"/>
          <table:table-cell table:style-name="ce5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3:27:11.790550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1:17:42.613432799</meta:creation-date>
    <dc:date>2021-01-03T23:28:19.566033393</dc:date>
    <meta:editing-duration>P1DT1H34M1S</meta:editing-duration>
    <meta:editing-cycles>61</meta:editing-cycles>
    <meta:generator>LibreOffice/6.1.5.2$Linux_X86_64 LibreOffice_project/10$Build-2</meta:generator>
    <meta:document-statistic meta:table-count="1" meta:cell-count="71" meta:object-count="0"/>
  </office:meta>
</office:document-meta>
</file>